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
      <text:p text:style-name="P3">Levels</text:p>
      <text:p text:style-name="P3"><text:soft-page-break/></text:p>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text:p>
      <text:p text:style-name="P5"/>
      <text:p text:style-name="P5">Art</text:p>
      <text:p text:style-name="P5"><text:tab/></text:p>
      <text:p text:style-name="P5"><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User Interface</text:p>
      <text:p text:style-name="P5"/>
      <text:p text:style-name="P5"><text:tab/><text:span text:style-name="T3">Health bar, energy bar, simple inventory screen at bottom. <text:s/>Some artwork around the bottom and edges.</text:span></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4:14:04.283478891</dc:date>
    <meta:editing-duration>PT24M50S</meta:editing-duration>
    <meta:editing-cycles>5</meta:editing-cycles>
    <meta:generator>LibreOffice/4.1.3.2$Linux_X86_64 LibreOffice_project/410$Build-2</meta:generator>
    <meta:document-statistic meta:table-count="0" meta:image-count="0" meta:object-count="0" meta:page-count="2" meta:paragraph-count="31" meta:word-count="682" meta:character-count="3696" meta:non-whitespace-character-count="3001"/>
  </office:meta>
</office:document-meta>
</file>